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3.685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4.366cm"/>
    </style:style>
    <style:style style:name="co6" style:family="table-column">
      <style:table-column-properties fo:break-before="auto" style:column-width="3.98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 office:value-type="string" calcext:value-type="string">
            <text:p>Flat No</text:p>
          </table:table-cell>
          <table:table-cell office:value-type="string" calcext:value-type="string">
            <text:p>Resident St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wner Name</text:p>
          </table:table-cell>
          <table:table-cell office:value-type="string" calcext:value-type="string">
            <text:p>Resident Contact Number</text:p>
          </table:table-cell>
          <table:table-cell office:value-type="string" calcext:value-type="string">
            <text:p>Owner Contact Number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Tenant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Vikas</text:p>
          </table:table-cell>
          <table:table-cell office:value-type="float" office:value="7022489041" calcext:value-type="float">
            <text:p>7022489041</text:p>
          </table:table-cell>
          <table:table-cell office:value-type="float" office:value="7259980234" calcext:value-type="float">
            <text:p>7259980234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Tenant</text:p>
          </table:table-cell>
          <table:table-cell office:value-type="string" calcext:value-type="string">
            <text:p>Gaurav</text:p>
          </table:table-cell>
          <table:table-cell office:value-type="string" calcext:value-type="string">
            <text:p>Siddamallappa</text:p>
          </table:table-cell>
          <table:table-cell office:value-type="float" office:value="7204535972" calcext:value-type="float">
            <text:p>7204535972</text:p>
          </table:table-cell>
          <table:table-cell office:value-type="float" office:value="9845907847" calcext:value-type="float">
            <text:p>9845907847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Owner</text:p>
          </table:table-cell>
          <table:table-cell table:number-columns-repeated="2" office:value-type="string" calcext:value-type="string">
            <text:p>Saju</text:p>
          </table:table-cell>
          <table:table-cell table:number-columns-repeated="2" office:value-type="float" office:value="7406094094" calcext:value-type="float">
            <text:p>7406094094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Tenant</text:p>
          </table:table-cell>
          <table:table-cell office:value-type="string" calcext:value-type="string">
            <text:p>Aakash</text:p>
          </table:table-cell>
          <table:table-cell office:value-type="string" calcext:value-type="string">
            <text:p>Hari</text:p>
          </table:table-cell>
          <table:table-cell office:value-type="float" office:value="9014386330" calcext:value-type="float">
            <text:p>9014386330</text:p>
          </table:table-cell>
          <table:table-cell office:value-type="float" office:value="9885307204" calcext:value-type="float">
            <text:p>9885307204</text:p>
          </table:table-cell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Tenant</text:p>
          </table:table-cell>
          <table:table-cell office:value-type="string" calcext:value-type="string">
            <text:p>Akhilesh</text:p>
          </table:table-cell>
          <table:table-cell office:value-type="string" calcext:value-type="string">
            <text:p>Krishnan</text:p>
          </table:table-cell>
          <table:table-cell office:value-type="float" office:value="9591709763" calcext:value-type="float">
            <text:p>9591709763</text:p>
          </table:table-cell>
          <table:table-cell table:style-name="ce4" office:value-type="string" calcext:value-type="string">
            <text:p>+44 7424102946</text:p>
          </table:table-cell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Tenant</text:p>
          </table:table-cell>
          <table:table-cell office:value-type="string" calcext:value-type="string">
            <text:p>Anmol</text:p>
          </table:table-cell>
          <table:table-cell office:value-type="string" calcext:value-type="string">
            <text:p>Basavaraju</text:p>
          </table:table-cell>
          <table:table-cell office:value-type="float" office:value="9410277499" calcext:value-type="float">
            <text:p>9410277499</text:p>
          </table:table-cell>
          <table:table-cell office:value-type="float" office:value="9686694155" calcext:value-type="float">
            <text:p>968669415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Owner</text:p>
          </table:table-cell>
          <table:table-cell table:number-columns-repeated="2" office:value-type="string" calcext:value-type="string">
            <text:p>Sivakumar</text:p>
          </table:table-cell>
          <table:table-cell table:number-columns-repeated="2" office:value-type="float" office:value="9986280009" calcext:value-type="float">
            <text:p>998628000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Owner</text:p>
          </table:table-cell>
          <table:table-cell table:number-columns-repeated="2" office:value-type="string" calcext:value-type="string">
            <text:p>Prasanna</text:p>
          </table:table-cell>
          <table:table-cell table:number-columns-repeated="2" office:value-type="float" office:value="9036063368" calcext:value-type="float">
            <text:p>903606336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enant</text:p>
          </table:table-cell>
          <table:table-cell office:value-type="string" calcext:value-type="string">
            <text:p>Karthik</text:p>
          </table:table-cell>
          <table:table-cell office:value-type="string" calcext:value-type="string">
            <text:p>Arun</text:p>
          </table:table-cell>
          <table:table-cell office:value-type="float" office:value="8008742125" calcext:value-type="float">
            <text:p>8008742125</text:p>
          </table:table-cell>
          <table:table-cell table:style-name="ce4" office:value-type="float" office:value="8861046465" calcext:value-type="float">
            <text:p>886104646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enant</text:p>
          </table:table-cell>
          <table:table-cell office:value-type="string" calcext:value-type="string">
            <text:p>Subalakshmi</text:p>
          </table:table-cell>
          <table:table-cell office:value-type="string" calcext:value-type="string">
            <text:p>Pradeep</text:p>
          </table:table-cell>
          <table:table-cell office:value-type="float" office:value="9538399499" calcext:value-type="float">
            <text:p>9538399499</text:p>
          </table:table-cell>
          <table:table-cell office:value-type="float" office:value="9620296232" calcext:value-type="float">
            <text:p>962029623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Unoccupied</text:p>
          </table:table-cell>
          <table:table-cell/>
          <table:table-cell office:value-type="string" calcext:value-type="string">
            <text:p>Santosh</text:p>
          </table:table-cell>
          <table:table-cell/>
          <table:table-cell office:value-type="float" office:value="9438670402" calcext:value-type="float">
            <text:p>943867040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enant</text:p>
          </table:table-cell>
          <table:table-cell office:value-type="string" calcext:value-type="string">
            <text:p>Surya</text:p>
          </table:table-cell>
          <table:table-cell office:value-type="string" calcext:value-type="string">
            <text:p>Piyush</text:p>
          </table:table-cell>
          <table:table-cell office:value-type="float" office:value="7846838009" calcext:value-type="float">
            <text:p>7846838009</text:p>
          </table:table-cell>
          <table:table-cell office:value-type="float" office:value="9686433845" calcext:value-type="float">
            <text:p>968643384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Tenant</text:p>
          </table:table-cell>
          <table:table-cell office:value-type="string" calcext:value-type="string">
            <text:p>Rajith</text:p>
          </table:table-cell>
          <table:table-cell office:value-type="string" calcext:value-type="string">
            <text:p>Siddamallappa</text:p>
          </table:table-cell>
          <table:table-cell office:value-type="float" office:value="9831935235" calcext:value-type="float">
            <text:p>9831935235</text:p>
          </table:table-cell>
          <table:table-cell office:value-type="float" office:value="9845907847" calcext:value-type="float">
            <text:p>984590784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enant</text:p>
          </table:table-cell>
          <table:table-cell office:value-type="string" calcext:value-type="string">
            <text:p>Subhadeep Sengupta</text:p>
          </table:table-cell>
          <table:table-cell office:value-type="string" calcext:value-type="string">
            <text:p>Basavaraju</text:p>
          </table:table-cell>
          <table:table-cell office:value-type="float" office:value="8008404791" calcext:value-type="float">
            <text:p>8008404791</text:p>
          </table:table-cell>
          <table:table-cell office:value-type="float" office:value="9686694155" calcext:value-type="float">
            <text:p>968669415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Unoccupied</text:p>
          </table:table-cell>
          <table:table-cell/>
          <table:table-cell office:value-type="string" calcext:value-type="string">
            <text:p>GowriShankar</text:p>
          </table:table-cell>
          <table:table-cell/>
          <table:table-cell office:value-type="float" office:value="9036934109" calcext:value-type="float">
            <text:p>903693410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Owner</text:p>
          </table:table-cell>
          <table:table-cell table:number-columns-repeated="2" office:value-type="string" calcext:value-type="string">
            <text:p>Pradeep</text:p>
          </table:table-cell>
          <table:table-cell table:number-columns-repeated="2" office:value-type="float" office:value="9620296232" calcext:value-type="float">
            <text:p>962029623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Unoccupied</text:p>
          </table:table-cell>
          <table:table-cell/>
          <table:table-cell office:value-type="string" calcext:value-type="string">
            <text:p>Basavaraju</text:p>
          </table:table-cell>
          <table:table-cell/>
          <table:table-cell office:value-type="float" office:value="9686694155" calcext:value-type="float">
            <text:p>968669415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Owner</text:p>
          </table:table-cell>
          <table:table-cell table:number-columns-repeated="2" office:value-type="string" calcext:value-type="string">
            <text:p>Rahul Kumar</text:p>
          </table:table-cell>
          <table:table-cell table:number-columns-repeated="2" office:value-type="float" office:value="9742481068" calcext:value-type="float">
            <text:p>974248106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Owner</text:p>
          </table:table-cell>
          <table:table-cell table:number-columns-repeated="2" office:value-type="string" calcext:value-type="string">
            <text:p>Hariselvan</text:p>
          </table:table-cell>
          <table:table-cell table:number-columns-repeated="2" office:value-type="float" office:value="8217360667" calcext:value-type="float">
            <text:p>821736066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Owner</text:p>
          </table:table-cell>
          <table:table-cell table:number-columns-repeated="2" office:value-type="string" calcext:value-type="string">
            <text:p>Manzoor</text:p>
          </table:table-cell>
          <table:table-cell table:number-columns-repeated="2" office:value-type="float" office:value="9448481320" calcext:value-type="float">
            <text:p>944848132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Owner</text:p>
          </table:table-cell>
          <table:table-cell table:number-columns-repeated="2" office:value-type="string" calcext:value-type="string">
            <text:p>Ujjal RC</text:p>
          </table:table-cell>
          <table:table-cell table:number-columns-repeated="2" office:value-type="float" office:value="8861965100" calcext:value-type="float">
            <text:p>886196510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Owner</text:p>
          </table:table-cell>
          <table:table-cell table:number-columns-repeated="2" office:value-type="string" calcext:value-type="string">
            <text:p>Govind</text:p>
          </table:table-cell>
          <table:table-cell table:number-columns-repeated="2" office:value-type="float" office:value="9538384948" calcext:value-type="float">
            <text:p>953838494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Tenant</text:p>
          </table:table-cell>
          <table:table-cell office:value-type="string" calcext:value-type="string">
            <text:p>Kiran</text:p>
          </table:table-cell>
          <table:table-cell office:value-type="string" calcext:value-type="string">
            <text:p>Ravikumar</text:p>
          </table:table-cell>
          <table:table-cell office:value-type="float" office:value="8522027469" calcext:value-type="float">
            <text:p>8522027469</text:p>
          </table:table-cell>
          <table:table-cell table:style-name="ce4" office:value-type="string" calcext:value-type="string">
            <text:p>+61 40370934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Tenant</text:p>
          </table:table-cell>
          <table:table-cell office:value-type="string" calcext:value-type="string">
            <text:p>Jeevan</text:p>
          </table:table-cell>
          <table:table-cell office:value-type="string" calcext:value-type="string">
            <text:p>Balaji</text:p>
          </table:table-cell>
          <table:table-cell office:value-type="float" office:value="9739017100" calcext:value-type="float">
            <text:p>9739017100</text:p>
          </table:table-cell>
          <table:table-cell office:value-type="float" office:value="8892439948" calcext:value-type="float">
            <text:p>889243994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Unoccupied</text:p>
          </table:table-cell>
          <table:table-cell/>
          <table:table-cell office:value-type="string" calcext:value-type="string">
            <text:p>Basavaraju</text:p>
          </table:table-cell>
          <table:table-cell table:number-columns-repeated="2" office:value-type="float" office:value="9686694155" calcext:value-type="float">
            <text:p>968669415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enant</text:p>
          </table:table-cell>
          <table:table-cell office:value-type="string" calcext:value-type="string">
            <text:p>Manu</text:p>
          </table:table-cell>
          <table:table-cell office:value-type="string" calcext:value-type="string">
            <text:p>Builder</text:p>
          </table:table-cell>
          <table:table-cell office:value-type="float" office:value="7022976427" calcext:value-type="float">
            <text:p>7022976427</text:p>
          </table:table-cell>
          <table:table-cell office:value-type="float" office:value="9330336666" calcext:value-type="float">
            <text:p>933033666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Unoccupied</text:p>
          </table:table-cell>
          <table:table-cell/>
          <table:table-cell office:value-type="string" calcext:value-type="string">
            <text:p>Builder</text:p>
          </table:table-cell>
          <table:table-cell/>
          <table:table-cell office:value-type="float" office:value="9330336666" calcext:value-type="float">
            <text:p>933033666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Unoccupied</text:p>
          </table:table-cell>
          <table:table-cell/>
          <table:table-cell office:value-type="string" calcext:value-type="string">
            <text:p>Builder</text:p>
          </table:table-cell>
          <table:table-cell/>
          <table:table-cell office:value-type="float" office:value="9330336666" calcext:value-type="float">
            <text:p>933033666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Tenant</text:p>
          </table:table-cell>
          <table:table-cell office:value-type="string" calcext:value-type="string">
            <text:p>Nageshwara Rao</text:p>
          </table:table-cell>
          <table:table-cell office:value-type="string" calcext:value-type="string">
            <text:p>Builder</text:p>
          </table:table-cell>
          <table:table-cell table:number-columns-repeated="2" office:value-type="float" office:value="9330336666" calcext:value-type="float">
            <text:p>933033666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Tenant</text:p>
          </table:table-cell>
          <table:table-cell office:value-type="string" calcext:value-type="string">
            <text:p>Rachit Shukla</text:p>
          </table:table-cell>
          <table:table-cell office:value-type="string" calcext:value-type="string">
            <text:p>Siddamallappa</text:p>
          </table:table-cell>
          <table:table-cell office:value-type="float" office:value="8085440064" calcext:value-type="float">
            <text:p>8085440064</text:p>
          </table:table-cell>
          <table:table-cell office:value-type="float" office:value="9845907847" calcext:value-type="float">
            <text:p>984590784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Tenant</text:p>
          </table:table-cell>
          <table:table-cell office:value-type="string" calcext:value-type="string">
            <text:p>Dhanalakshmi</text:p>
          </table:table-cell>
          <table:table-cell office:value-type="string" calcext:value-type="string">
            <text:p>Builder</text:p>
          </table:table-cell>
          <table:table-cell office:value-type="float" office:value="9943155397" calcext:value-type="float">
            <text:p>9943155397</text:p>
          </table:table-cell>
          <table:table-cell office:value-type="float" office:value="9330336666" calcext:value-type="float">
            <text:p>933033666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Tenant</text:p>
          </table:table-cell>
          <table:table-cell office:value-type="string" calcext:value-type="string">
            <text:p>Pratik</text:p>
          </table:table-cell>
          <table:table-cell office:value-type="string" calcext:value-type="string">
            <text:p>Builder</text:p>
          </table:table-cell>
          <table:table-cell office:value-type="float" office:value="8318201243" calcext:value-type="float">
            <text:p>8318201243</text:p>
          </table:table-cell>
          <table:table-cell office:value-type="float" office:value="9330336666" calcext:value-type="float">
            <text:p>9330336666</text:p>
          </table:table-cell>
        </table:table-row>
      </table:table>
      <table:named-expressions/>
      <table:database-ranges>
        <table:database-range table:name="__Anonymous_Sheet_DB__0" table:target-range-address="Sheet1.A1:Sheet1.F3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 style:data-style-name="N2" text:time-value="03:20:56.011350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8T14:53:42.807981023</meta:creation-date>
    <dc:date>2021-01-26T03:26:40.705450510</dc:date>
    <meta:editing-duration>PT1H6M41S</meta:editing-duration>
    <meta:editing-cycles>6</meta:editing-cycles>
    <meta:generator>LibreOffice/7.0.3.1$Linux_X86_64 LibreOffice_project/00$Build-1</meta:generator>
    <meta:document-statistic meta:table-count="1" meta:cell-count="187" meta:object-count="0"/>
  </office:meta>
</office:document-meta>
</file>